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39aa"/>
    </style:style>
    <style:style style:name="P2" style:family="paragraph" style:parent-style-name="Text_20_body">
      <style:paragraph-properties fo:text-align="center" style:justify-single-word="false"/>
      <style:text-properties officeooo:paragraph-rsid="001539aa"/>
    </style:style>
    <style:style style:name="P3" style:family="paragraph" style:parent-style-name="Text_20_body">
      <style:text-properties officeooo:paragraph-rsid="001539aa"/>
    </style:style>
    <style:style style:name="P4" style:family="paragraph" style:parent-style-name="Text_20_body">
      <style:text-properties officeooo:paragraph-rsid="0016ed20"/>
    </style:style>
    <style:style style:name="P5" style:family="paragraph" style:parent-style-name="Text_20_body">
      <style:text-properties officeooo:paragraph-rsid="00174eca"/>
    </style:style>
    <style:style style:name="P6" style:family="paragraph" style:parent-style-name="Text_20_body">
      <style:text-properties officeooo:paragraph-rsid="00191948"/>
    </style:style>
    <style:style style:name="P7" style:family="paragraph" style:parent-style-name="Text_20_body">
      <style:text-properties style:font-name="Arial" officeooo:rsid="001539aa" officeooo:paragraph-rsid="001539aa"/>
    </style:style>
    <style:style style:name="P8" style:family="paragraph" style:parent-style-name="Text_20_body">
      <style:text-properties style:font-name="Arial" officeooo:paragraph-rsid="001539aa"/>
    </style:style>
    <style:style style:name="P9" style:family="paragraph" style:parent-style-name="Text_20_body">
      <style:text-properties style:font-name="Arial" officeooo:rsid="0016ed20" officeooo:paragraph-rsid="0016ed20"/>
    </style:style>
    <style:style style:name="P10" style:family="paragraph" style:parent-style-name="Text_20_body">
      <style:text-properties style:font-name="Arial" officeooo:paragraph-rsid="0016ed20"/>
    </style:style>
    <style:style style:name="P11" style:family="paragraph" style:parent-style-name="Text_20_body">
      <style:text-properties style:font-name="Arial" fo:font-weight="normal" officeooo:paragraph-rsid="001539aa"/>
    </style:style>
    <style:style style:name="P12" style:family="paragraph" style:parent-style-name="Text_20_body">
      <style:text-properties style:font-name="Arial" officeooo:paragraph-rsid="00174eca"/>
    </style:style>
    <style:style style:name="P13" style:family="paragraph" style:parent-style-name="Text_20_body">
      <style:text-properties style:font-name="Arial" officeooo:rsid="00174eca" officeooo:paragraph-rsid="00174eca"/>
    </style:style>
    <style:style style:name="P14" style:family="paragraph" style:parent-style-name="Text_20_body">
      <style:text-properties style:font-name="Arial" officeooo:rsid="001e7984" officeooo:paragraph-rsid="001e7984"/>
    </style:style>
    <style:style style:name="P15" style:family="paragraph" style:parent-style-name="Text_20_body">
      <style:text-properties officeooo:paragraph-rsid="0019447d"/>
    </style:style>
    <style:style style:name="P16" style:family="paragraph" style:parent-style-name="Text_20_body">
      <style:text-properties officeooo:paragraph-rsid="0020f926"/>
    </style:style>
    <style:style style:name="P17" style:family="paragraph" style:parent-style-name="Text_20_body">
      <style:text-properties officeooo:paragraph-rsid="0022dfc5"/>
    </style:style>
    <style:style style:name="P18" style:family="paragraph" style:parent-style-name="Text_20_body">
      <style:text-properties style:font-name="Arial" officeooo:paragraph-rsid="001539aa"/>
    </style:style>
    <style:style style:name="P19" style:family="paragraph" style:parent-style-name="Text_20_body">
      <style:text-properties style:font-name="Arial" officeooo:rsid="002904da" officeooo:paragraph-rsid="002904da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style:font-name="Arial" officeooo:paragraph-rsid="001539aa"/>
    </style:style>
    <style:style style:name="P21" style:family="paragraph" style:parent-style-name="Text_20_body" style:list-style-name="L2">
      <style:paragraph-properties fo:margin-top="0cm" fo:margin-bottom="0cm" loext:contextual-spacing="false"/>
      <style:text-properties style:font-name="Arial" officeooo:paragraph-rsid="001539aa"/>
    </style:style>
    <style:style style:name="P22" style:family="paragraph" style:parent-style-name="Table_20_Contents">
      <style:text-properties style:font-name="Arial" officeooo:rsid="002904da" officeooo:paragraph-rsid="002904da"/>
    </style:style>
    <style:style style:name="P23" style:family="paragraph" style:parent-style-name="Table_20_Contents">
      <style:text-properties style:font-name="Arial" officeooo:rsid="0029b860" officeooo:paragraph-rsid="0029b860"/>
    </style:style>
    <style:style style:name="T1" style:family="text">
      <style:text-properties officeooo:rsid="001539aa"/>
    </style:style>
    <style:style style:name="T2" style:family="text">
      <style:text-properties officeooo:rsid="0016ed20"/>
    </style:style>
    <style:style style:name="T3" style:family="text">
      <style:text-properties officeooo:rsid="00174eca"/>
    </style:style>
    <style:style style:name="T4" style:family="text">
      <style:text-properties style:font-name="Arial"/>
    </style:style>
    <style:style style:name="T5" style:family="text">
      <style:text-properties style:font-name="Arial" officeooo:rsid="0016ed20"/>
    </style:style>
    <style:style style:name="T6" style:family="text">
      <style:text-properties style:font-name="Arial" fo:font-weight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normal" officeooo:rsid="00174eca" style:font-weight-asian="normal" style:font-weight-complex="normal"/>
    </style:style>
    <style:style style:name="T9" style:family="text">
      <style:text-properties style:font-name="Arial" officeooo:rsid="00174eca"/>
    </style:style>
    <style:style style:name="T10" style:family="text">
      <style:text-properties style:font-name="Arial" officeooo:rsid="0019447d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style:font-name="Arial" fo:font-size="14pt" officeooo:rsid="0019447d" style:font-size-asian="14pt" style:font-size-complex="14pt"/>
    </style:style>
    <style:style style:name="T13" style:family="text">
      <style:text-properties style:font-name="Arial" fo:font-size="14pt" officeooo:rsid="00194679" style:font-size-asian="14pt" style:font-size-complex="14pt"/>
    </style:style>
    <style:style style:name="T14" style:family="text">
      <style:text-properties style:font-name="Arial" fo:font-size="14pt" officeooo:rsid="0020f926" style:font-size-asian="14pt" style:font-size-complex="14pt"/>
    </style:style>
    <style:style style:name="T15" style:family="text">
      <style:text-properties style:font-name="Arial" fo:font-size="14pt" officeooo:rsid="00224ac0" style:font-size-asian="14pt" style:font-size-complex="14pt"/>
    </style:style>
    <style:style style:name="T16" style:family="text">
      <style:text-properties style:font-name="Arial" fo:font-size="18pt" style:font-size-asian="18pt" style:font-size-complex="18pt"/>
    </style:style>
    <style:style style:name="T17" style:family="text">
      <style:text-properties style:font-name="Arial" fo:font-size="18pt" officeooo:rsid="0019f1e6" style:font-size-asian="18pt" style:font-size-complex="18pt"/>
    </style:style>
    <style:style style:name="T18" style:family="text">
      <style:text-properties style:font-name="Arial" fo:font-size="18pt" officeooo:rsid="001cc364" style:font-size-asian="18pt" style:font-size-complex="18pt"/>
    </style:style>
    <style:style style:name="T19" style:family="text">
      <style:text-properties style:font-name="Arial" fo:font-size="18pt" officeooo:rsid="001d070a" style:font-size-asian="18pt" style:font-size-complex="18pt"/>
    </style:style>
    <style:style style:name="T20" style:family="text">
      <style:text-properties style:font-name="Arial" fo:font-size="12pt" fo:font-weight="normal" officeooo:rsid="0020f926" style:font-size-asian="12pt" style:font-weight-asian="normal" style:font-size-complex="12pt" style:font-weight-complex="normal"/>
    </style:style>
    <style:style style:name="T21" style:family="text">
      <style:text-properties style:font-name="Arial" fo:font-size="12pt" fo:font-weight="normal" officeooo:rsid="0022dfc5" style:font-size-asian="12pt" style:font-weight-asian="normal" style:font-size-complex="12pt" style:font-weight-complex="normal"/>
    </style:style>
    <style:style style:name="T22" style:family="text">
      <style:text-properties style:font-name="Arial" fo:font-size="12pt" fo:font-weight="normal" officeooo:rsid="00244b0f" style:font-size-asian="12pt" style:font-weight-asian="normal" style:font-size-complex="12pt" style:font-weight-complex="normal"/>
    </style:style>
    <style:style style:name="T23" style:family="text">
      <style:text-properties style:font-name="Arial" officeooo:rsid="0028dcce"/>
    </style:style>
    <style:style style:name="T24" style:family="text">
      <style:text-properties officeooo:rsid="0019447d"/>
    </style:style>
    <style:style style:name="T25" style:family="text">
      <style:text-properties officeooo:rsid="001c5e7e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officeooo:rsid="0019447d" style:font-size-asian="14pt" style:font-size-complex="14pt"/>
    </style:style>
    <style:style style:name="T28" style:family="text">
      <style:text-properties fo:font-size="14pt" officeooo:rsid="0020f926" style:font-size-asian="14pt" style:font-size-complex="14pt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200439" style:font-size-asian="12pt" style:font-weight-asian="normal" style:font-size-complex="12pt" style:font-weight-complex="normal"/>
    </style:style>
    <style:style style:name="T31" style:family="text">
      <style:text-properties officeooo:rsid="0022dfc5"/>
    </style:style>
    <style:style style:name="T32" style:family="text">
      <style:text-properties officeooo:rsid="002bfd2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6">Plano </text:span></text:span><text:span text:style-name="Strong_20_Emphasis"><text:span text:style-name="T18">Geral </text:span></text:span><text:span text:style-name="Strong_20_Emphasis"><text:span text:style-name="T16">d</text:span></text:span><text:span text:style-name="Strong_20_Emphasis"><text:span text:style-name="T17">o</text:span></text:span><text:span text:style-name="Strong_20_Emphasis"><text:span text:style-name="T16"> Projeto </text:span></text:span><text:span text:style-name="Strong_20_Emphasis"><text:span text:style-name="T19">(PPR)</text:span></text:span></text:p>
      <text:p text:style-name="P2"><text:span text:style-name="Strong_20_Emphasis"><text:span text:style-name="T4"/></text:span></text:p>
      <text:p text:style-name="P3"><text:span text:style-name="Strong_20_Emphasis"><text:span text:style-name="T12">1. </text:span></text:span><text:span text:style-name="Strong_20_Emphasis"><text:span text:style-name="T11">Sumário Executivo do Projeto</text:span></text:span></text:p>
      <text:p text:style-name="P7">&lt;Definir o objetivo do plano.<text:span text:style-name="T24">&gt;</text:span></text:p>
      <text:p text:style-name="P7">Exemplo:</text:p>
      <text:p text:style-name="P8">Este <text:span text:style-name="T1">plano</text:span> propõe implantar um gerenciador de tarefas. O objetivo é proporcionar um melhoramento nas organizações das tarefas dos desenvolvedores de software. </text:p>
      <text:p text:style-name="P8"/>
      <text:p text:style-name="P3"><text:span text:style-name="Strong_20_Emphasis"><text:span text:style-name="T12">2. </text:span></text:span><text:span text:style-name="Strong_20_Emphasis"><text:span text:style-name="T11">Visão Geral do Projeto</text:span></text:span></text:p>
      <text:p text:style-name="P7">&lt;Definir uma visão geral que será apresentado no plano do projeto.<text:span text:style-name="T24">&gt;</text:span></text:p>
      <text:p text:style-name="P7">Exemplo:</text:p>
      <text:p text:style-name="P8">O projeto <text:span text:style-name="T1">Gestão Academica</text:span> será desenvolvido por uma equipe com cinco integrantes.<text:line-break/>Será esclarecido as seguintes etapas abaixo no decorrer do plano de projeto de software.<text:line-break/>- Escopo do Projeto <text:line-break/>- Deliverables Macros<text:line-break/>- Riscos.</text:p>
      <text:p text:style-name="P8"/>
      <text:p text:style-name="P3"><text:span text:style-name="Strong_20_Emphasis"><text:span text:style-name="T12">3. </text:span></text:span><text:span text:style-name="Strong_20_Emphasis"><text:span text:style-name="T11">Objetivos do Projeto</text:span></text:span></text:p>
      <text:p text:style-name="P7">&lt; Definir o objetivo do projeto.<text:span text:style-name="T24">&gt;</text:span></text:p>
      <text:p text:style-name="P7">Exemplo:</text:p>
      <text:p text:style-name="P8">O propósito do projeto <text:span text:style-name="T1">Gestão Acadêmica é desenvolver e implantar um sistema de matrícula. Este sistema fará o controle de faltas, notas permitido que os usuários submeta seus trabalhos e chat em tempo real entre os usuários online. </text:span></text:p>
      <text:p text:style-name="P7"><text:span text:style-name="T25">O projeto está</text:span> dividido em cinco fases: instalação versão beta, treinamento dos usuários, migração dos dados atuais, ajustes de bugs e entrega da versão final. A estimativa de duração do projeto é de três meses. </text:p>
      <text:p text:style-name="P8"/>
      <text:p text:style-name="P4"><text:span text:style-name="Strong_20_Emphasis"><text:span text:style-name="T12">4. </text:span></text:span><text:span text:style-name="Strong_20_Emphasis"><text:span text:style-name="T11">Escopo do Projeto</text:span></text:span><text:span text:style-name="Strong_20_Emphasis"><text:span text:style-name="T4"><text:line-break/></text:span></text:span><text:span text:style-name="T5">&lt; Definir o escopo do projeto.</text:span><text:span text:style-name="T10">&gt;</text:span></text:p>
      <text:p text:style-name="P9">Exemplo:</text:p>
      <text:p text:style-name="P10"><text:span text:style-name="T2">O</text:span> escopo deste projeto inclui e exclui os seguintes itens.</text:p>
      <text:p text:style-name="P3"><text:span text:style-name="Strong_20_Emphasis"><text:span text:style-name="T4">No Escopo:</text:span></text:span></text:p>
      <text:list xml:id="list1306819948553798712" text:style-name="L1">
        <text:list-item>
          <text:p text:style-name="P20"><text:soft-page-break/>Análise do estado atual: Será realizado um estudo na empresa contratante para verificar como funciona o gerenciamento <text:span text:style-name="T2">acadêmico</text:span> atualmente. Será documentado todo o processo atual d<text:span text:style-name="T2">a gestão acadêmica</text:span>. </text:p>
        </text:list-item>
        <text:list-item>
          <text:p text:style-name="P20">Desenvolvimento: Desenvolvimento do sistema. </text:p>
        </text:list-item>
        <text:list-item>
          <text:p text:style-name="P20">Testes: Testes do sistema desenvolvido. Serão realizados testes no ambiente de desenvolvimento e no ambiente de produção. </text:p>
        </text:list-item>
        <text:list-item>
          <text:p text:style-name="P20">Procedimento de migração: Será realizada a migração dos dados atuais para o sistema que será desenvolvido.</text:p>
          <text:p text:style-name="P20"/>
        </text:list-item>
      </text:list>
      <text:p text:style-name="P3"><text:span text:style-name="Strong_20_Emphasis"><text:span text:style-name="T4">Fora do Escopo:</text:span></text:span></text:p>
      <text:list xml:id="list5981606580343371482" text:style-name="L2">
        <text:list-item>
          <text:p text:style-name="P21">Aquisição de novo servidor: Aquisição e instalação de um novo servidor para instalação do sistema. </text:p>
        </text:list-item>
        <text:list-item>
          <text:p text:style-name="P21">Aquisição do SGBD Oracle 11g: Aquisição e instalação do SGBD Oracle 11g. </text:p>
        </text:list-item>
      </text:list>
      <text:p text:style-name="P3"><text:span text:style-name="Strong_20_Emphasis"><text:span text:style-name="T4"/></text:span></text:p>
      <text:p text:style-name="P3"><text:span text:style-name="Strong_20_Emphasis"><text:span text:style-name="T12">5. </text:span></text:span><text:span text:style-name="Strong_20_Emphasis"><text:span text:style-name="T11">Organizações Afetadas ou Impactadas</text:span></text:span></text:p>
      <text:p text:style-name="P10"><text:s/><text:span text:style-name="T2">&lt; Definir os afetados ou impactos do projeto.&gt;</text:span></text:p>
      <text:p text:style-name="P9">Exemplo:</text:p>
      <text:p text:style-name="P10">Patrocinadores</text:p>
      <text:p text:style-name="P11">Clientes</text:p>
      <text:p text:style-name="P11">Profissionais que atuam diretamente no desenvolvimento do projeto.</text:p>
      <text:p text:style-name="P3"><text:span text:style-name="Strong_20_Emphasis"><text:span text:style-name="T4"/></text:span></text:p>
      <text:p text:style-name="P3"><text:span text:style-name="Strong_20_Emphasis"><text:span text:style-name="T12">6. </text:span></text:span><text:span text:style-name="Strong_20_Emphasis"><text:span text:style-name="T11">Premissas do Projeto</text:span></text:span></text:p>
      <text:p text:style-name="P8"><text:span text:style-name="T3">&lt; Definir as premissas do projeto, ou seja, os recursos e o ambiente necessários, incluindo, por exemplo, equipamentos, ferramentas, serviços, componentes, viagens e requisitos de processo.</text:span> <text:span text:style-name="T3">&gt;</text:span></text:p>
      <text:p text:style-name="P19">Exemplo: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2">Tarefa</text:p>
          </table:table-cell>
        </table:table-row>
        <table:table-row>
          <table:table-cell table:style-name="Tabela1.A2" office:value-type="string">
            <text:p text:style-name="P22">Adquirir o software X .</text:p>
          </table:table-cell>
        </table:table-row>
        <table:table-row>
          <table:table-cell table:style-name="Tabela1.A2" office:value-type="string">
            <text:p text:style-name="P22">Locar espaço para realização do evento de inauguração do projeto.</text:p>
          </table:table-cell>
        </table:table-row>
        <table:table-row>
          <table:table-cell table:style-name="Tabela1.A2" office:value-type="string">
            <text:p text:style-name="P23">Viagem para validação do Plano Geral do Projeto com o cliente.</text:p>
          </table:table-cell>
        </table:table-row>
        <table:table-row>
          <table:table-cell table:style-name="Tabela1.A2" office:value-type="string">
            <text:p text:style-name="P23">Alocação da Sala de Reuniões.</text:p>
          </table:table-cell>
        </table:table-row>
      </table:table>
      <text:p text:style-name="P19"/>
      <text:p text:style-name="P8"/>
      <text:p text:style-name="P3"><text:span text:style-name="Strong_20_Emphasis"><text:span text:style-name="T12">7. </text:span></text:span><text:span text:style-name="Strong_20_Emphasis"><text:span text:style-name="T11">Restrições do Projeto</text:span></text:span></text:p>
      <text:p text:style-name="P12"><text:soft-page-break/><text:span text:style-name="T3">&lt; Definir as restrições do projeto que devem ser avaliadas visando estabelecer a viabilidade ou não do projeto</text:span>. <text:span text:style-name="T32">Contendo restrições de recursos financeiros, de objetivos do projeto ou até mesmos restrições que possam ser impostas pelo cliente, por exemplo.&gt; </text:span></text:p>
      <text:p text:style-name="P5"><text:span text:style-name="Strong_20_Emphasis"><text:span text:style-name="T4"/></text:span></text:p>
      <text:p text:style-name="P5"><text:span text:style-name="Strong_20_Emphasis"><text:span text:style-name="T12">8. </text:span></text:span><text:span text:style-name="Strong_20_Emphasis"><text:span text:style-name="T11">Estimativas do Projeto</text:span></text:span><text:span text:style-name="Strong_20_Emphasis"><text:span text:style-name="T13"> – </text:span></text:span><text:span text:style-name="Strong_20_Emphasis"><text:span text:style-name="T11">Esforço / Custo / Duração</text:span></text:span></text:p>
      <text:p text:style-name="P13">&lt; Definir as estimativas do projeto de forma resumida sem detalhes, os mesmos devem constar no cronograma.<text:span text:style-name="T24">&gt;</text:span></text:p>
      <text:p text:style-name="P13">Exemplo:</text:p>
      <text:p text:style-name="P3"><text:span text:style-name="Strong_20_Emphasis"><text:span text:style-name="T4">Custo Estimado</text:span></text:span></text:p>
      <text:p text:style-name="P8">Análise - R$ 10.800<text:line-break/>Desenvolvimento - R$ 14.400<text:line-break/>Testes - R$ 7.200<text:line-break/>Gerenciamento - R$ 16.200<text:line-break/>Custo total estimado R$48.600</text:p>
      <text:p text:style-name="P3"><text:span text:style-name="Strong_20_Emphasis"><text:span text:style-name="T4">Horas de Empenho Estimadas</text:span></text:span></text:p>
      <text:p text:style-name="P8">Analise - 120 hs<text:line-break/>Desenvolvimento - 160 hs<text:line-break/>Testes - 80 hs<text:line-break/>Gerenciamento - 180 hs</text:p>
      <text:p text:style-name="P3"><text:span text:style-name="Strong_20_Emphasis"><text:span text:style-name="T6">Total de horas estimado - 540 horas </text:span></text:span></text:p>
      <text:p text:style-name="P3"><text:span text:style-name="Strong_20_Emphasis"><text:span text:style-name="T6"/></text:span></text:p>
      <text:p text:style-name="P16"><text:span text:style-name="Strong_20_Emphasis"><text:span text:style-name="T13">9</text:span></text:span><text:span text:style-name="Strong_20_Emphasis"><text:span text:style-name="T12">. </text:span></text:span><text:span text:style-name="Strong_20_Emphasis"><text:span text:style-name="T14">Riscos do projeto</text:span></text:span></text:p>
      <text:p text:style-name="P16"><text:span text:style-name="Strong_20_Emphasis"><text:span text:style-name="T20">&lt;Definir os riscos para o projeto conforme o template Documento de Riscos do Projeto&gt;</text:span></text:span></text:p>
      <text:p text:style-name="P16"><text:span text:style-name="Strong_20_Emphasis"><text:span text:style-name="T20"/></text:span></text:p>
      <text:p text:style-name="P3"><text:span text:style-name="Strong_20_Emphasis"><text:span text:style-name="T14">10</text:span></text:span><text:span text:style-name="Strong_20_Emphasis"><text:span text:style-name="T12">. </text:span></text:span><text:span text:style-name="Strong_20_Emphasis"><text:span text:style-name="T11">Organização </text:span></text:span><text:span text:style-name="Strong_20_Emphasis"><text:span text:style-name="T15">dos Papeis</text:span></text:span><text:span text:style-name="Strong_20_Emphasis"><text:span text:style-name="T11"> </text:span></text:span><text:span text:style-name="Strong_20_Emphasis"><text:span text:style-name="T15">n</text:span></text:span><text:span text:style-name="Strong_20_Emphasis"><text:span text:style-name="T11">o Projeto</text:span></text:span></text:p>
      <text:p text:style-name="P17"><text:span text:style-name="Strong_20_Emphasis"><text:span text:style-name="T21">&lt;</text:span></text:span><text:span text:style-name="Strong_20_Emphasis"><text:span text:style-name="T22">Definir os papéis que farão parte do projeto, cada papel</text:span></text:span><text:span text:style-name="Strong_20_Emphasis"><text:span text:style-name="T21"> deve atender as exigências estabelecidas em seus devidos processos, como </text:span></text:span><text:span text:style-name="Strong_20_Emphasis"><text:span text:style-name="T22">n</text:span></text:span><text:span text:style-name="Strong_20_Emphasis"><text:span text:style-name="T21">o </text:span></text:span><text:span text:style-name="Strong_20_Emphasis"><text:span text:style-name="T22">documento </text:span></text:span><text:span text:style-name="Strong_20_Emphasis"><text:span text:style-name="T21">GPR-Processo, por exemplo.&gt;</text:span></text:span></text:p>
      <text:p text:style-name="P8">Patrocinador do Projeto: <text:span text:style-name="T3">&lt; Nome do patrocinador do projeto &gt;</text:span></text:p>
      <text:p text:style-name="P8">Diretor do Projeto: <text:span text:style-name="T3">&lt; Nome do diretor do projeto &gt;</text:span></text:p>
      <text:p text:style-name="P8">Gerente do Projeto: <text:span text:style-name="T3">&lt; Nome do gerente do projeto &gt;</text:span></text:p>
      <text:p text:style-name="P8">Gerente d<text:span text:style-name="T31">e</text:span> <text:span text:style-name="T31">Requisitos</text:span>: <text:span text:style-name="T3">&lt; Nome do gerente de requisitos &gt;</text:span></text:p>
      <text:p text:style-name="P12">Time do Projeto: <text:span text:style-name="T3">&lt; Nome dos envolvidos no desenvolvimento do projeto separado por vírgula.</text:span></text:p>
      <text:p text:style-name="P13"><text:soft-page-break/>Exemplo: José Silva da Silveira, …, João do Nascimento Santana. &gt;</text:p>
      <text:p text:style-name="P13"/>
      <text:p text:style-name="P14"><text:span text:style-name="Strong_20_Emphasis"><text:span text:style-name="T27">1</text:span></text:span><text:span text:style-name="Strong_20_Emphasis"><text:span text:style-name="T28">1</text:span></text:span><text:span text:style-name="Strong_20_Emphasis"><text:span text:style-name="T27">. </text:span></text:span><text:span text:style-name="Strong_20_Emphasis"><text:span text:style-name="T26">Ciclo de Vida do Projeto</text:span></text:span></text:p>
      <text:p text:style-name="P14"><text:span text:style-name="Strong_20_Emphasis"><text:span text:style-name="T29">&lt;Definir o modelo de ciclo de vida e as fases definidos/</text:span></text:span><text:span text:style-name="Strong_20_Emphasis"><text:span text:style-name="T30">escolhidos</text:span></text:span><text:span text:style-name="Strong_20_Emphasis"><text:span text:style-name="T29"> para o projeto.&gt;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3"><text:span text:style-name="Strong_20_Emphasis"><text:span text:style-name="T23">12. </text:span></text:span><text:span text:style-name="Strong_20_Emphasis"><text:span text:style-name="T4">Aprovação do Projeto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_________________________________________________ <text:s text:c="3"/>___________________</text:span></text:span></text:p>
      <text:p text:style-name="P6"><text:span text:style-name="Strong_20_Emphasis"><text:span text:style-name="T8">Patrocinador do Projeto - &lt; Nome do patrocinador do projeto &gt;</text:span></text:span><text:span text:style-name="Strong_20_Emphasis"><text:span text:style-name="T9"> <text:s text:c="16"/></text:span></text:span><text:span text:style-name="Strong_20_Emphasis"><text:span text:style-name="T8">Data <text:s/></text:span></text:span><text:span text:style-name="Strong_20_Emphasis"><text:span text:style-name="T7"><text:s text:c="8"/></text:span></text:span><text:span text:style-name="Strong_20_Emphasis"><text:span text:style-name="T4"><text:s text:c="5"/>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15"><text:span text:style-name="Strong_20_Emphasis"><text:span text:style-name="T4">__________________________________________________ <text:s text:c="3"/>___________________</text:span></text:span></text:p>
      <text:p text:style-name="P6"><text:span text:style-name="Strong_20_Emphasis"><text:span text:style-name="T8">Gerente do Projeto: &lt; Nome do gerente do projeto &gt; <text:s text:c="17"/></text:span></text:span><text:span text:style-name="Strong_20_Emphasis"><text:span text:style-name="T9"><text:s text:c="15"/></text:span></text:span><text:span text:style-name="Strong_20_Emphasis"><text:span text:style-name="T8">Data <text:s/></text:span></text:span><text:span text:style-name="Strong_20_Emphasis"><text:span text:style-name="T7"><text:s text:c="8"/></text:span></text:span><text:span text:style-name="Strong_20_Emphasis"><text:span text:style-name="T4"><text:s text:c="2"/></text:span></text:span></text:p>
      <text:p text:style-name="P1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0:07:26.949670805</meta:creation-date>
    <dc:date>2016-09-30T14:11:50.453000000</dc:date>
    <meta:editing-duration>PT1H18M3S</meta:editing-duration>
    <meta:editing-cycles>24</meta:editing-cycles>
    <meta:generator>LibreOffice/5.1.5.2$Windows_X86_64 LibreOffice_project/7a864d8825610a8c07cfc3bc01dd4fce6a9447e5</meta:generator>
    <meta:document-statistic meta:table-count="1" meta:image-count="0" meta:object-count="0" meta:page-count="4" meta:paragraph-count="67" meta:word-count="671" meta:character-count="4359" meta:non-whitespace-character-count="3667"/>
  </office:meta>
</office:document-meta>
</file>